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emplateTable" style:family="table">
      <style:table-properties table:align="margins" style:may-break-between-rows="true" table:border-model="collapsing"/>
    </style:style>
    <style:style style:name="TemplateTable.A" style:family="table-column">
      <style:table-column-properties style:rel-column-width="10292*"/>
    </style:style>
    <style:style style:name="TemplateTable.B" style:family="table-column">
      <style:table-column-properties style:rel-column-width="45685*"/>
    </style:style>
    <style:style style:name="TemplateTable.C" style:family="table-column">
      <style:table-column-properties style:rel-column-width="9558*"/>
    </style:style>
    <style:style style:name="TemplateTable.1" style:family="table-row">
      <style:table-row-properties fo:keep-together="auto"/>
    </style:style>
    <style:style style:name="TemplateTable.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mplateTable.B1" style:family="table-cell">
      <style:table-cell-properties fo:background-color="#faa61a" fo:padding="0cm" fo:border-left="none" fo:border-right="none" fo:border-top="0.75pt solid #faa61a" fo:border-bottom="none" style:writing-mode="page">
        <style:background-image/>
      </style:table-cell-properties>
    </style:style>
    <style:style style:name="TemplateTable.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emplateTable.A2"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mplateTable.C2"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TemplateTable.3" style:family="table-row">
      <style:table-row-properties style:min-row-height="0.296cm" fo:keep-together="auto"/>
    </style:style>
    <style:style style:name="TemplateTable.4" style:family="table-row">
      <style:table-row-properties style:min-row-height="0.524cm" fo:keep-together="auto"/>
    </style:style>
    <style:style style:name="Tableau2" style:family="table">
      <style:table-properties style:width="16.99cm" fo:margin-left="0.138cm" fo:margin-top="0cm" fo:margin-bottom="0cm" table:align="left" style:writing-mode="page"/>
    </style:style>
    <style:style style:name="Tableau2.A" style:family="table-column">
      <style:table-column-properties style:column-width="2.907cm"/>
    </style:style>
    <style:style style:name="Tableau2.B" style:family="table-column">
      <style:table-column-properties style:column-width="1.792cm"/>
    </style:style>
    <style:style style:name="Tableau2.C" style:family="table-column">
      <style:table-column-properties style:column-width="10.959cm"/>
    </style:style>
    <style:style style:name="Tableau2.D" style:family="table-column">
      <style:table-column-properties style:column-width="1.332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au2.D1" style:family="table-cell">
      <style:table-cell-properties style:vertical-align="middle" fo:padding-left="0.191cm" fo:padding-right="0.191cm" fo:padding-top="0cm" fo:padding-bottom="0cm" fo:border="0.5pt solid #000000"/>
    </style:style>
    <style:style style:name="Tableau2.A2" style:family="table-cell">
      <style:table-cell-properties style:vertical-align="middle" fo:padding-left="0.191cm" fo:padding-right="0.191cm" fo:padding-top="0cm" fo:padding-bottom="0cm" fo:border-left="0.5pt solid #000000" fo:border-right="none" fo:border-top="none" fo:border-bottom="0.5pt solid #000000"/>
    </style:style>
    <style:style style:name="Tableau2.D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P1" style:family="paragraph" style:parent-style-name="Standard" style:master-page-name="First_20_Page">
      <style:paragraph-properties style:page-number="auto"/>
      <style:text-properties officeooo:rsid="002af466" officeooo:paragraph-rsid="002af466"/>
    </style:style>
    <style:style style:name="P2" style:family="paragraph" style:parent-style-name="Frame_20_contents">
      <style:paragraph-properties fo:margin-right="0cm" fo:margin-top="0cm" fo:margin-bottom="0.106cm" style:contextual-spacing="false" fo:line-height="107%"/>
      <style:text-properties fo:color="#000000" loext:opacity="100%" style:font-name="Montserrat" fo:font-size="25pt" fo:font-weight="bold" officeooo:rsid="000eff4f" officeooo:paragraph-rsid="00343b8c" style:font-name-asian="Montserrat1" style:font-size-asian="25pt" style:font-weight-asian="bold" style:font-name-complex="Montserrat1"/>
    </style:style>
    <style:style style:name="P3" style:family="paragraph" style:parent-style-name="Quotations">
      <style:text-properties officeooo:rsid="003abb5b" officeooo:paragraph-rsid="003abb5b"/>
    </style:style>
    <style:style style:name="P4" style:family="paragraph" style:parent-style-name="Quotations">
      <style:text-properties officeooo:paragraph-rsid="00169929"/>
    </style:style>
    <style:style style:name="P5" style:family="paragraph">
      <loext:graphic-properties draw:fill="none"/>
      <style:paragraph-properties fo:text-align="start"/>
      <style:text-properties fo:font-size="18pt"/>
    </style:style>
    <style:style style:name="P6" style:family="paragraph" style:parent-style-name="Title">
      <style:paragraph-properties fo:break-before="page"/>
      <style:text-properties officeooo:paragraph-rsid="0032f6c4"/>
    </style:style>
    <style:style style:name="P7" style:family="paragraph" style:parent-style-name="Standard">
      <style:text-properties officeooo:rsid="002af466" officeooo:paragraph-rsid="002af466"/>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f4339" officeooo:paragraph-rsid="002f433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2f6c4" officeooo:paragraph-rsid="0032f6c4"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officeooo:rsid="003abbf0" officeooo:paragraph-rsid="003abbf0"/>
    </style:style>
    <style:style style:name="P12" style:family="paragraph" style:parent-style-name="Standard">
      <style:text-properties officeooo:rsid="002af466" officeooo:paragraph-rsid="002f4339"/>
    </style:style>
    <style:style style:name="P13" style:family="paragraph" style:parent-style-name="Title">
      <style:text-properties officeooo:paragraph-rsid="0032f6c4"/>
    </style:style>
    <style:style style:name="P14" style:family="paragraph" style:parent-style-name="Standard">
      <style:text-properties officeooo:paragraph-rsid="0032f6c4"/>
    </style:style>
    <style:style style:name="P15" style:family="paragraph" style:parent-style-name="Standard">
      <style:text-properties fo:font-weight="bold" officeooo:paragraph-rsid="0032f6c4" style:font-weight-asian="bold"/>
    </style:style>
    <style:style style:name="P16" style:family="paragraph" style:parent-style-name="Standard">
      <style:text-properties fo:font-size="10pt" fo:font-style="italic" officeooo:paragraph-rsid="0032f6c4" style:font-size-asian="10pt" style:font-style-asian="italic" style:font-size-complex="10pt"/>
    </style:style>
    <style:style style:name="P17" style:family="paragraph" style:parent-style-name="Text_20_body">
      <style:text-properties officeooo:paragraph-rsid="0032f6c4"/>
    </style:style>
    <style:style style:name="P18" style:family="paragraph" style:parent-style-name="Contents_20_1">
      <style:paragraph-properties>
        <style:tab-stops>
          <style:tab-stop style:position="15.919cm" style:type="right" style:leader-style="dotted" style:leader-text="."/>
        </style:tab-stops>
      </style:paragraph-properties>
      <style:text-properties officeooo:paragraph-rsid="0032f6c4"/>
    </style:style>
    <style:style style:name="P19" style:family="paragraph" style:parent-style-name="Contents_20_2">
      <style:paragraph-properties>
        <style:tab-stops>
          <style:tab-stop style:position="15.57cm" style:type="right" style:leader-style="dotted" style:leader-text="."/>
        </style:tab-stops>
      </style:paragraph-properties>
      <style:text-properties officeooo:paragraph-rsid="0032f6c4"/>
    </style:style>
    <style:style style:name="P20" style:family="paragraph" style:parent-style-name="Contents_20_3">
      <style:paragraph-properties>
        <style:tab-stops>
          <style:tab-stop style:position="15.219cm" style:type="right" style:leader-style="dotted" style:leader-text="."/>
        </style:tab-stops>
      </style:paragraph-properties>
      <style:text-properties officeooo:paragraph-rsid="0032f6c4"/>
    </style:style>
    <style:style style:name="P21" style:family="paragraph" style:parent-style-name="Contents_20_4">
      <style:paragraph-properties>
        <style:tab-stops>
          <style:tab-stop style:position="14.87cm" style:type="right" style:leader-style="dotted" style:leader-text="."/>
        </style:tab-stops>
      </style:paragraph-properties>
      <style:text-properties officeooo:paragraph-rsid="0032f6c4"/>
    </style:style>
    <style:style style:name="P22" style:family="paragraph" style:parent-style-name="Text_20_body">
      <style:paragraph-properties fo:break-before="page"/>
      <style:text-properties officeooo:paragraph-rsid="0032f6c4"/>
    </style:style>
    <style:style style:name="P23" style:family="paragraph" style:parent-style-name="Standard" style:list-style-name="L1"/>
    <style:style style:name="P24" style:family="paragraph" style:parent-style-name="Note">
      <style:text-properties officeooo:paragraph-rsid="002f4339"/>
    </style:style>
    <style:style style:name="T1" style:family="text">
      <style:text-properties officeooo:rsid="00343b8c"/>
    </style:style>
    <style:style style:name="T2" style:family="text">
      <style:text-properties officeooo:rsid="00169929"/>
    </style:style>
    <style:style style:name="T3" style:family="text">
      <style:text-properties officeooo:rsid="002f4339"/>
    </style:style>
    <style:style style:name="T4" style:family="text">
      <style:text-properties officeooo:rsid="0035d6cf"/>
    </style:style>
    <style:style style:name="T5" style:family="text">
      <style:text-properties fo:font-weight="bold" officeooo:rsid="002f4339"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loext:fill-use-slide-background="false" draw:textarea-vertical-align="top" draw:auto-grow-height="false" fo:min-height="7.941cm" fo:min-width="15.113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984cm" fo:min-width="5.849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0" draw:name="Rectangle 6" draw:style-name="gr1" draw:text-style-name="P5" svg:width="15.62cm" svg:height="8.448cm" svg:x="-0.953cm" svg:y="7.549cm"><text:p text:style-name="P2"><text:span text:style-name="TitreDoc"><text:span text:style-name="T1">{{title}}</text:span></text:span></text:p><text:p text:style-name="P3">{{subtitle}}</text:p><text:p text:style-name="P4"><text:span text:style-name="T2">{{auth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Rectangle 5" draw:style-name="gr2" draw:text-style-name="P5" svg:width="6.356cm" svg:height="1.491cm" svg:x="10.74cm" svg:y="26.039cm"><text:p text:style-name="Header_20_right">Version : <text:span text:style-name="T2">{{revis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Statut du document</text:p>
      <text:p text:style-name="P7"/>
      <text:p text:style-name="P7"/>
      <table:table table:name="TemplateTable" table:style-name="TemplateTable" table:template-name="Box List Yellow">
        <table:table-column table:style-name="TemplateTable.A"/>
        <table:table-column table:style-name="TemplateTable.B"/>
        <table:table-column table:style-name="TemplateTable.C"/>
        <table:table-row table:style-name="TemplateTable.1">
          <table:table-cell table:style-name="TemplateTable.A1" office:value-type="string">
            <text:p text:style-name="P8">Type</text:p>
          </table:table-cell>
          <table:table-cell table:style-name="TemplateTable.B1" office:value-type="string">
            <text:p text:style-name="P9">Nom</text:p>
          </table:table-cell>
          <table:table-cell table:style-name="TemplateTable.C1" office:value-type="string">
            <text:p text:style-name="P9">Titre</text:p>
          </table:table-cell>
        </table:table-row>
        <table:table-row table:style-name="TemplateTable.1">
          <table:table-cell table:style-name="TemplateTable.A2" office:value-type="string">
            <text:p text:style-name="P10">Auteur</text:p>
          </table:table-cell>
          <table:table-cell table:style-name="TemplateTable.A2" office:value-type="string">
            <text:p text:style-name="P11">{{author}}</text:p>
          </table:table-cell>
          <table:table-cell table:style-name="TemplateTable.C2" office:value-type="string">
            <text:p text:style-name="Standard">{{authortitle}}</text:p>
          </table:table-cell>
        </table:table-row>
        <table:table-row table:style-name="TemplateTable.3">
          <table:table-cell table:style-name="TemplateTable.A2" office:value-type="string">
            <text:p text:style-name="P10">Vérificateur</text:p>
          </table:table-cell>
          <table:table-cell table:style-name="TemplateTable.A2" office:value-type="string">
            <text:p text:style-name="Standard">{{reviewername}}</text:p>
          </table:table-cell>
          <table:table-cell table:style-name="TemplateTable.C2" office:value-type="string">
            <text:p text:style-name="Standard">{{reviewertitle}}</text:p>
          </table:table-cell>
        </table:table-row>
        <table:table-row table:style-name="TemplateTable.4">
          <table:table-cell table:style-name="TemplateTable.A2" office:value-type="string">
            <text:p text:style-name="P10">Approbateur</text:p>
          </table:table-cell>
          <table:table-cell table:style-name="TemplateTable.A2" office:value-type="string">
            <text:p text:style-name="Standard">{{approvername}}</text:p>
          </table:table-cell>
          <table:table-cell table:style-name="TemplateTable.C2" office:value-type="string">
            <text:p text:style-name="Standard">{{approvertitle}}</text:p>
          </table:table-cell>
        </table:table-row>
      </table:table>
      <text:p text:style-name="P12"/>
      <text:p text:style-name="P12"/>
      <text:p text:style-name="P13">Historique des modifications</text:p>
      <text:p text:style-name="P14"/>
      <text:p text:style-name="P1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5">Date</text:p>
          </table:table-cell>
          <table:table-cell table:style-name="Tableau2.A1" office:value-type="string">
            <text:p text:style-name="P15">Indice</text:p>
          </table:table-cell>
          <table:table-cell table:style-name="Tableau2.A1" office:value-type="string">
            <text:p text:style-name="P15">Nature de la modification</text:p>
          </table:table-cell>
          <table:table-cell table:style-name="Tableau2.D1" office:value-type="string">
            <text:p text:style-name="P15">Par</text:p>
          </table:table-cell>
        </table:table-row>
        <table:table-row table:style-name="Tableau2.1">
          <table:table-cell table:style-name="Tableau2.A2" office:value-type="string">
            <text:p text:style-name="P14">{{startrev}}{{revision.date}}</text:p>
          </table:table-cell>
          <table:table-cell table:style-name="Tableau2.A2" office:value-type="string">
            <text:p text:style-name="P14">{{revision.version}}</text:p>
          </table:table-cell>
          <table:table-cell table:style-name="Tableau2.A2" office:value-type="string">
            <text:p text:style-name="P14">{{revision.comment}}</text:p>
          </table:table-cell>
          <table:table-cell table:style-name="Tableau2.D2" office:value-type="string">
            <text:p text:style-name="P14">{{revision.author}}</text:p>
          </table:table-cell>
        </table:table-row>
        <table:table-row table:style-name="Tableau2.1">
          <table:table-cell table:style-name="Tableau2.A2" office:value-type="string">
            <text:p text:style-name="P14">{{endrev}}</text:p>
          </table:table-cell>
          <table:table-cell table:style-name="Tableau2.A2" office:value-type="string">
            <text:p text:style-name="P14"/>
          </table:table-cell>
          <table:table-cell table:style-name="Tableau2.A2" office:value-type="string">
            <text:p text:style-name="P14"/>
          </table:table-cell>
          <table:table-cell table:style-name="Tableau2.D2" office:value-type="string">
            <text:p text:style-name="P16"/>
          </table:table-cell>
        </table:table-row>
      </table:table>
      <text:p text:style-name="P6">SOMMAIRE</text:p>
      <text:p text:style-name="P17"/>
      <text:table-of-content text:style-name="Sect1" text:protected="true" text:name="Table des matière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6284_3931643023" text:style-name="Index_20_Link" text:visited-style-name="Index_20_Link">1 Hello World!<text:tab/>4</text:a></text:p>
          <text:p text:style-name="P19"><text:a xlink:type="simple" xlink:href="#__RefHeading___Toc6286_3931643023" text:style-name="Index_20_Link" text:visited-style-name="Index_20_Link">1 Dfdsfd<text:tab/>4</text:a></text:p>
          <text:p text:style-name="P20"><text:a xlink:type="simple" xlink:href="#__RefHeading___Toc6288_3931643023" text:style-name="Index_20_Link" text:visited-style-name="Index_20_Link">1 Dfklds<text:tab/>4</text:a></text:p>
          <text:p text:style-name="P21"><text:a xlink:type="simple" xlink:href="#__RefHeading___Toc6290_3931643023" text:style-name="Index_20_Link" text:visited-style-name="Index_20_Link">1 dfjdsfjs<text:tab/>4</text:a></text:p>
        </text:index-body>
      </text:table-of-content>
      <text:p text:style-name="P17"/>
      <text:p text:style-name="P22"/>
      <text:p text:style-name="P17"/>
      <text:p text:style-name="P12">{{startdoc}}</text:p>
      <text:p text:style-name="P12"/>
      <text:p text:style-name="Standard">Le fichier supporte un certain nombre de balises de templating. Elles sont toutes encadrées par une double accolade comme: {{author}}</text:p>
      <text:p text:style-name="Standard"/>
      <text:p text:style-name="Standard">Les balises sont les suivantes:</text:p>
      <text:list text:style-name="L1">
        <text:list-item>
          <text:p text:style-name="P23">$title$: titre du document (géré par asciidoc)</text:p>
        </text:list-item>
        <text:list-item>
          <text:p text:style-name="P23">$subtitle$: sous-titre du document (géré par asciidoc)</text:p>
        </text:list-item>
        <text:list-item>
          <text:p text:style-name="P23">$author$: auteur du document (inclut l'adresse mail (géré par asciidoc)</text:p>
        </text:list-item>
        <text:list-item>
          <text:p text:style-name="P23">$date$: date du document (géré par asciidoc)</text:p>
        </text:list-item>
        <text:list-item>
          <text:p text:style-name="P23">{{title}}: affiche le titre du document</text:p>
        </text:list-item>
        <text:list-item>
          <text:p text:style-name="P23">{{revision}}: affiche la version du document</text:p>
        </text:list-item>
        <text:list-item>
          <text:p text:style-name="P23">{{date}}: affiche la date du document (soit stockée dans le fichier asciidoc sinon la date <text:span text:style-name="T3">du</text:span> fichier asciidoc)</text:p>
        </text:list-item>
        <text:list-item>
          <text:p text:style-name="P23">{{author}}: l'auteur du document (Prénom et Nom)</text:p>
        </text:list-item>
        <text:list-item>
          <text:p text:style-name="P23">{{authorinitials}}: les initiales de l'auteur</text:p>
        </text:list-item>
        <text:list-item>
          <text:p text:style-name="P23">{{reviewername}}: le nom du relecteur (Prénom et Nom)</text:p>
        </text:list-item>
        <text:list-item>
          <text:p text:style-name="P23">{{reviewertitle}}: le titre du relecteur ( exemple: Responsable infra )</text:p>
        </text:list-item>
        <text:list-item>
          <text:p text:style-name="P23">{{approvername}}: le nom de l'approbateur (Prénom et Nom)</text:p>
        </text:list-item>
        <text:list-item>
          <text:p text:style-name="P23">{{approvertitle}}: le titre de l'approbateur</text:p>
        </text:list-item>
        <text:list-item>
          <text:p text:style-name="P23">{{startrev}} et {{endrev}} définissent le début et la fin de la zone à dupliquer dans le template documentaire pour ajouter une ligne de révision du document. Ces deux items doivent encadrer tous les champs de type {{revision}}. Ils se trouvent habituellement dans un tableau {{startrev}} est sur la première ligne du tableau et {{endrev}} est sur la deuxième ligne du tableau.</text:p>
        </text:list-item>
        <text:list-item>
          <text:p text:style-name="P23">{{revision}}: cette macro ne peut pas être utilisée seule mais avec ses composantes. Ici sont stockées toutes les lignes de révision du document telles que définies dans le document asciidoctor</text:p>
          <text:list>
            <text:list-item>
              <text:p text:style-name="P23">{{revision.version}}: numéro de version de la révision documentaire</text:p>
            </text:list-item>
            <text:list-item>
              <text:p text:style-name="P23">{{revision.author}}: initiales de l'auteur de la révision documentaire</text:p>
            </text:list-item>
            <text:list-item>
              <text:p text:style-name="P23">{{revision.date}}: date de publication de cette révision documentaire</text:p>
            </text:list-item>
            <text:list-item>
              <text:p text:style-name="P23">{{revision.comment}}: explication des modifications réalisées dans cette version documentaire</text:p>
            </text:list-item>
          </text:list>
        </text:list-item>
        <text:list-item>
          <text:p text:style-name="P23"><text:soft-page-break/>{{startdoc}}: cette balise sert à indiquer ou se trouve le corps du document. C'est à dire l'endroit dans le template documentaire ou sera injecté le contenu des documents asciidoc.</text:p>
        </text:list-item>
        <text:list-item>
          <text:p text:style-name="P23">{<text:span text:style-name="T4">{</text:span>enddoc}}: indique la fin de la zone ou doit se trouver le corps de texte. Tout ce qui se trouve après est conservé en état et est considéré comme faisant partie du template.</text:p>
        </text:list-item>
      </text:list>
      <text:p text:style-name="Standard"/>
      <text:p text:style-name="Standard">Par défaut les tableaux n'ont pas de formatage et de bords. Il est possible de définir un tableau de référence qui sera nommé `ReferenceTable` les attributs de bord, remplissage et couleurs seront recopiés de ce tableau de référence vers tous les autres tableaux du document sauf ceux dont le nom commence par `__`.</text:p>
      <text:p text:style-name="Standard"/>
      <text:list text:style-name="Puce_20_Note">
        <text:list-item>
          <text:p text:style-name="P24"><text:span text:style-name="T5">Note</text:span><text:span text:style-name="T3"><text:line-break/></text:span><text:span text:style-name="T3">Il</text:span> faut absolument que ce tableau de référence soit présent quelque part dans le document (la taille n'importe pas). il peut être mis dans des zones cachée de la première page par exemple.</text:p>
        </text:list-item>
      </text:list>
      <text:p text:style-name="Standard"/>
      <text:p text:style-name="P7">{{enddo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0cm" fo:margin-right="0cm" fo:margin-top="0.21cm" fo:margin-bottom="0.21cm" style:contextual-spacing="false" fo:line-height="150%" fo:text-align="justify" style:justify-single-word="false" fo:orphans="2" fo:widows="2" fo:text-indent="0cm" style:auto-text-indent="false" style:page-number="auto">
        <style:tab-stops/>
      </style:paragraph-properties>
      <style:text-properties style:font-name="Lato" fo:font-family="Lato"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fo:margin-top="0.101cm" fo:margin-bottom="0.101cm" style:contextual-spacing="false" fo:line-height="100%" text:number-lines="false" text:line-number="0"/>
      <style:text-properties style:font-name-complex="Tahoma" style:font-family-complex="Tahoma"/>
    </style:style>
    <style:style style:name="Pagebreak" style:family="paragraph" style:parent-style-name="Standard">
      <style:paragraph-properties fo:break-before="page"/>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cm" fo:margin-right="0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Admonition" style:family="paragraph" style:parent-style-name="Standard" style:default-outline-level="" style:list-style-name="Puce_20_Admonition" style:class="html">
      <loext:graphic-properties draw:fill="solid" draw:fill-color="#eeeeee"/>
      <style:paragraph-properties fo:margin-right="0.801cm" fo:margin-top="0.199cm" fo:margin-bottom="0.199cm" style:contextual-spacing="false" fo:line-height="100%" fo:text-align="justify" style:justify-single-word="false" fo:background-color="#eeeeee" fo:padding="0.499cm" fo:border-left="2.24pt solid #000000" fo:border-right="none" fo:border-top="none" fo:border-bottom="none">
        <style:tab-stops/>
      </style:paragraph-properties>
    </style:style>
    <style:style style:name="Note" style:family="paragraph" style:parent-style-name="Admonition" style:default-outline-level="" style:list-style-name="Puce_20_Note" style:master-page-name="">
      <loext:graphic-properties draw:fill="solid" draw:fill-color="#dee6ef"/>
      <style:paragraph-properties fopadding="0.499cm" style:page-number="auto" fo:background-color="#dee6ef" fo:padding="0.499cm" fo:border-left="2.24pt solid #1c99e0" fo:border-right="none" fo:border-top="none" fo:border-bottom="none"/>
    </style:style>
    <style:style style:name="Tip" style:family="paragraph" style:parent-style-name="Admonition" style:list-style-name="Puce_20_Tip" style:master-page-name="">
      <loext:graphic-properties draw:fill="solid" draw:fill-color="#dde8cb"/>
      <style:paragraph-properties style:page-number="auto" fo:background-color="#dde8cb" fo:padding="0.499cm" fo:border-left="2.24pt solid #43c330" fo:border-right="none" fo:border-top="none" fo:border-bottom="none">
        <style:tab-stops/>
      </style:paragraph-properties>
    </style:style>
    <style:style style:name="Important" style:family="paragraph" style:parent-style-name="Admonition" style:default-outline-level="" style:list-style-name="Puce_20_Important" style:master-page-name="">
      <loext:graphic-properties draw:fill="solid" draw:fill-color="#ffffd7"/>
      <style:paragraph-properties fopadding="0.499cm" style:page-number="auto" fo:background-color="#ffffd7" fo:padding="0.499cm" fo:border-left="2.24pt solid #ffd74c" fo:border-right="none" fo:border-top="none" fo:border-bottom="none"/>
    </style:style>
    <style:style style:name="Caution" style:family="paragraph" style:parent-style-name="Admonition" style:default-outline-level="" style:list-style-name="Puce_20_Caution" style:master-page-name="">
      <loext:graphic-properties draw:fill="solid" draw:fill-color="#e0c2cd"/>
      <style:paragraph-properties fopadding="0.499cm" style:page-number="auto" fo:background-color="#e0c2cd" fo:padding="0.499cm" fo:border-left="2.24pt solid #8e03a3" fo:border-right="none" fo:border-top="none" fo:border-bottom="none"/>
    </style:style>
    <style:style style:name="Warning" style:family="paragraph" style:parent-style-name="Admonition" style:default-outline-level="" style:list-style-name="Puce_20_Warning" style:master-page-name="">
      <loext:graphic-properties draw:fill="solid" draw:fill-color="#ffd7d7"/>
      <style:paragraph-properties fopadding="0.499cm" style:page-number="auto" fo:background-color="#ffd7d7" fo:padding="0.499cm" fo:border-left="2.24pt solid #fc5c00" fo:border-right="none" fo:border-top="none" fo:border-bottom="none"/>
    </style:style>
    <style:style style:name="Sample" style:family="paragraph" style:parent-style-name="Admonition" style:default-outline-level="" style:list-style-name="" style:master-page-name="">
      <loext:graphic-properties draw:fill="solid" draw:fill-color="#eeeeee"/>
      <style:paragraph-properties fopadding="0.499cm" style:page-number="auto" fo:background-color="#eeeeee" fo:padding="0.499cm" fo:border="0.06pt fine-dashed #000000"/>
    </style:style>
    <style:style style:name="Informalexample" style:family="paragraph" style:parent-style-name="Admonition" style:default-outline-level="" style:list-style-name="" style:master-page-name="">
      <loext:graphic-properties draw:fill="solid" draw:fill-color="#eeeeee"/>
      <style:paragraph-properties fopadding="0.499cm" style:page-number="auto" fo:background-color="#eeeeee" fo:padding="0.499cm" fo:border="0.06pt fine-dashed #000000"/>
    </style:style>
    <style:style style:name="Example" style:family="paragraph" style:parent-style-name="Admonition" style:default-outline-level="" style:list-style-name="" style:master-page-name="">
      <loext:graphic-properties draw:fill="solid" draw:fill-color="#eeeeee"/>
      <style:paragraph-properties fopadding="0.499cm" style:page-number="auto" fo:background-color="#eeeeee" fo:padding="0.499cm" fo:border="0.06pt fine-dashed #000000"/>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Title" style:family="paragraph" style:parent-style-name="Standard" style:next-style-name="Text_20_body" style:class="chapter">
      <style:paragraph-properties fo:margin-right="0cm" fo:margin-top="0cm" fo:margin-bottom="0.847cm" style:contextual-spacing="false" fo:line-height="100%" fo:text-align="center" style:justify-single-word="false" fo:orphans="2" fo:widows="2" fo:padding="0cm" fo:border="none" style:shadow="none" style:join-border="false"/>
      <style:text-properties fo:font-variant="small-caps" fo:color="#f8c522" loext:opacity="100%" style:font-name="Montserrat" fo:font-family="Montserrat" style:font-pitch="variable" fo:font-size="18pt" fo:font-weight="bold" style:font-name-asian="Montserrat1" style:font-family-asian="Montserrat" style:font-family-generic-asian="system" style:font-pitch-asian="variable" style:font-size-asian="18pt" style:font-weight-asian="bold" style:font-name-complex="Montserrat1" style:font-family-complex="Montserrat" style:font-family-generic-complex="system" style:font-pitch-complex="variable" style:font-size-complex="18pt"/>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style:font-name="Montserrat4" fo:font-family="Montserrat" style:font-style-name="Normal" style:font-pitch="variable" fo:font-weight="bold"/>
    </style:style>
    <style:style style:name="Contents_20_2" style:display-name="Contents 2" style:family="paragraph" style:parent-style-name="Index" style:class="index">
      <style:paragraph-properties fo:margin-left="0.349cm">
        <style:tab-stops>
          <style:tab-stop style:position="15.422cm" style:type="right" style:leader-style="dotted" style:leader-text="."/>
        </style:tab-stops>
      </style:paragraph-properties>
      <style:text-properties style:font-name="Montserrat4" fo:font-family="Montserrat" style:font-style-name="Normal" style:font-pitch="variable"/>
    </style:style>
    <style:style style:name="Contents_20_3" style:display-name="Contents 3" style:family="paragraph" style:parent-style-name="Index" style:class="index" style:master-page-name="">
      <style:paragraph-properties fo:margin-left="0.7cm" fo:text-indent="0cm" style:auto-text-indent="false" style:page-number="auto">
        <style:tab-stops>
          <style:tab-stop style:position="14.921cm" style:type="right" style:leader-style="dotted" style:leader-text="."/>
        </style:tab-stops>
      </style:paragraph-properties>
      <style:text-properties style:font-name="Montserrat3" fo:font-family="Montserrat" style:font-style-name="Italique gras" style:font-pitch="variable" fo:font-size="11pt" fo:font-style="italic" fo:font-weight="bold"/>
    </style:style>
    <style:style style:name="Contents_20_4" style:display-name="Contents 4" style:family="paragraph" style:parent-style-name="Index" style:class="index">
      <style:paragraph-properties fo:margin-left="1.05cm" fo:text-indent="0cm" style:auto-text-indent="false">
        <style:tab-stops>
          <style:tab-stop style:position="14.422cm" style:type="right" style:leader-style="dotted" style:leader-text="."/>
        </style:tab-stops>
      </style:paragraph-properties>
      <style:text-properties style:font-name="Montserrat2" fo:font-family="Montserrat" style:font-style-name="Italique" style:font-pitch="variable" fo:font-size="11pt" fo:font-style="italic"/>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15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Admonition" style:family="text">
      <style:text-properties style:font-name="DejaVu Serif" fo:font-family="'DejaVu Serif'" style:font-style-name="Gras" style:font-family-generic="roman" style:font-pitch="variable" fo:font-size="15pt" fo:font-weight="bold"/>
    </style:style>
    <style:style style:name="TitreDoc" style:family="text" style:parent-style-name="Admonition">
      <style:text-properties fo:font-size="25pt"/>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min-label-distance="0.381cm"/>
      </text:outline-level-style>
      <text:outline-level-style text:level="2" loext:num-list-format="%1%.%2%" style:num-format="1" text:display-levels="2">
        <style:list-level-properties text:min-label-distance="0.381cm"/>
      </text:outline-level-style>
      <text:outline-level-style text:level="3" loext:num-list-format="%1%.%2%.%3%" style:num-format="1" text:display-levels="3">
        <style:list-level-properties text:min-label-distance="0.381cm"/>
      </text:outline-level-style>
      <text:outline-level-style text:level="4" loext:num-list-format="%1%.%2%.%3%.%4%" style:num-format="1" text:display-levels="4">
        <style:list-level-properties text:min-label-distance="0.381cm"/>
      </text:outline-level-style>
      <text:outline-level-style text:level="5" loext:num-list-format="%1%.%2%.%3%.%4%.%5%" style:num-format="1" text:display-levels="5">
        <style:list-level-properties text:min-label-distance="0.381cm"/>
      </text:outline-level-style>
      <text:outline-level-style text:level="6" loext:num-list-format="%1%.%2%.%3%.%4%.%5%.%6%" style:num-format="1" text:display-levels="6">
        <style:list-level-properties text:min-label-distance="0.381cm"/>
      </text:outline-level-style>
      <text:outline-level-style text:level="7" loext:num-list-format="%1%.%2%.%3%.%4%.%5%.%6%.%7%" style:num-format="1" text:display-levels="7">
        <style:list-level-properties text:min-label-distance="0.381cm"/>
      </text:outline-level-style>
      <text:outline-level-style text:level="8" loext:num-list-format="%1%.%2%.%3%.%4%.%5%.%6%.%7%.%8%" style:num-format="1" text:display-levels="8">
        <style:list-level-properties text:min-label-distance="0.381cm"/>
      </text:outline-level-style>
      <text:outline-level-style text:level="9" loext:num-list-format="%1%.%2%.%3%.%4%.%5%.%6%.%7%.%8%.%9%" style:num-format="1" text:display-levels="9">
        <style:list-level-properties text:min-label-distance="0.381cm"/>
      </text:outline-level-style>
      <text:outline-level-style text:level="10" loext:num-list-format="%1%.%2%.%3%.%4%.%5%.%6%.%7%.%8%.%9%.%10%" style:num-format="1" text:display-levels="10">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Puce_20_Admonition" style:display-name="Puce Admonition" text:consecutive-numbering="true">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Note" style:display-name="Puce Note">
      <text:list-level-style-bullet text:level="1" text:style-name="Admonition" loext:num-list-format="%1%" text:bullet-char="ℹ">
        <style:list-level-properties text:min-label-width="0.6cm" fo:text-align="center"/>
        <style:text-properties style:font-name="DejaVu Sans"/>
      </text:list-level-style-bullet>
      <text:list-level-style-bullet text:level="2" text:style-name="Admonition" loext:num-list-format="%1%" text:bullet-char="ℹ">
        <style:list-level-properties text:min-label-width="0.6cm" fo:text-align="center"/>
        <style:text-properties style:font-name="DejaVu Sans"/>
      </text:list-level-style-bullet>
      <text:list-level-style-bullet text:level="3" text:style-name="Admonition" loext:num-list-format="%1%" text:bullet-char="ℹ">
        <style:list-level-properties text:min-label-width="0.6cm" fo:text-align="center"/>
        <style:text-properties style:font-name="DejaVu Sans"/>
      </text:list-level-style-bullet>
      <text:list-level-style-bullet text:level="4" text:style-name="Admonition" loext:num-list-format="%1%" text:bullet-char="ℹ">
        <style:list-level-properties text:min-label-width="0.6cm" fo:text-align="center"/>
        <style:text-properties style:font-name="DejaVu Sans"/>
      </text:list-level-style-bullet>
      <text:list-level-style-bullet text:level="5" text:style-name="Admonition" loext:num-list-format="%1%" text:bullet-char="ℹ">
        <style:list-level-properties text:min-label-width="0.6cm" fo:text-align="center"/>
        <style:text-properties style:font-name="DejaVu Sans"/>
      </text:list-level-style-bullet>
      <text:list-level-style-bullet text:level="6" text:style-name="Admonition" loext:num-list-format="%1%" text:bullet-char="ℹ">
        <style:list-level-properties text:min-label-width="0.6cm" fo:text-align="center"/>
        <style:text-properties style:font-name="DejaVu Sans"/>
      </text:list-level-style-bullet>
      <text:list-level-style-bullet text:level="7" text:style-name="Admonition" loext:num-list-format="%1%" text:bullet-char="ℹ">
        <style:list-level-properties text:min-label-width="0.6cm" fo:text-align="center"/>
        <style:text-properties style:font-name="DejaVu Sans"/>
      </text:list-level-style-bullet>
      <text:list-level-style-bullet text:level="8" text:style-name="Admonition" loext:num-list-format="%1%" text:bullet-char="ℹ">
        <style:list-level-properties text:min-label-width="0.6cm" fo:text-align="center"/>
        <style:text-properties style:font-name="DejaVu Sans"/>
      </text:list-level-style-bullet>
      <text:list-level-style-bullet text:level="9" text:style-name="Admonition" loext:num-list-format="%1%" text:bullet-char="ℹ">
        <style:list-level-properties text:min-label-width="0.6cm" fo:text-align="center"/>
        <style:text-properties style:font-name="DejaVu Sans"/>
      </text:list-level-style-bullet>
      <text:list-level-style-bullet text:level="10" text:style-name="Admonition" loext:num-list-format="%1%" text:bullet-char="ℹ">
        <style:list-level-properties text:min-label-width="0.6cm" fo:text-align="center"/>
        <style:text-properties style:font-name="DejaVu Sans"/>
      </text:list-level-style-bullet>
    </text:list-style>
    <text:list-style style:name="Puce_20_Tip" style:display-name="Puce Tip">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Important" style:display-name="Puce Important">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Caution" style:display-name="Puce Caution">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Warning" style:display-name="Puce Warning">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_5f__5f_enTetePage" style:display-name="__enTetePage" style:family="table">
      <style:table-properties style:width="18.893cm" fo:margin-left="-1.374cm" fo:margin-top="0cm" fo:margin-bottom="0cm" table:align="left" style:writing-mode="page"/>
    </style:style>
    <style:style style:name="_5f__5f_enTetePage.A" style:display-name="__enTetePage.A" style:family="table-column">
      <style:table-column-properties style:column-width="9.493cm"/>
    </style:style>
    <style:style style:name="_5f__5f_enTetePage.B" style:display-name="__enTetePage.B" style:family="table-column">
      <style:table-column-properties style:column-width="9.4cm"/>
    </style:style>
    <style:style style:name="_5f__5f_enTetePage.1" style:display-name="__enTetePage.1" style:family="table-row">
      <style:table-row-properties style:min-row-height="1cm" fo:keep-together="auto"/>
    </style:style>
    <style:style style:name="_5f__5f_enTetePage.A1" style:display-name="__enTetePage.A1" style:family="table-cell">
      <style:table-cell-properties fo:padding-left="0.191cm" fo:padding-right="0.191cm" fo:padding-top="0cm" fo:padding-bottom="0cm" fo:border="none"/>
    </style:style>
    <style:style style:name="_5f__5f_piedPage" style:display-name="__piedPage" style:family="table">
      <style:table-properties style:width="18.665cm" fo:margin-left="-1.385cm" fo:margin-top="0cm" fo:margin-bottom="0cm" table:align="left" style:writing-mode="page"/>
    </style:style>
    <style:style style:name="_5f__5f_piedPage.A" style:display-name="__piedPage.A" style:family="table-column">
      <style:table-column-properties style:column-width="9.507cm"/>
    </style:style>
    <style:style style:name="_5f__5f_piedPage.B" style:display-name="__piedPage.B" style:family="table-column">
      <style:table-column-properties style:column-width="9.158cm"/>
    </style:style>
    <style:style style:name="_5f__5f_piedPage.1" style:display-name="__piedPage.1" style:family="table-row">
      <style:table-row-properties style:min-row-height="0.693cm" fo:keep-together="auto"/>
    </style:style>
    <style:style style:name="_5f__5f_piedPage.A1" style:display-name="__piedPage.A1" style:family="table-cell">
      <style:table-cell-properties fo:padding-left="0.191cm" fo:padding-right="0.191cm" fo:padding-top="0cm" fo:padding-bottom="0cm" fo:border="none"/>
    </style:style>
    <style:style style:name="MP1" style:family="paragraph" style:parent-style-name="Header_20_left">
      <style:text-properties officeooo:rsid="00343b8c" officeooo:paragraph-rsid="00343b8c"/>
    </style:style>
    <style:style style:name="MP2" style:family="paragraph" style:parent-style-name="Standard">
      <style:text-properties fo:font-size="6pt" officeooo:paragraph-rsid="0032f6c4" style:font-size-asian="5.25pt" style:font-size-complex="6pt"/>
    </style:style>
    <style:style style:name="MP3" style:family="paragraph" style:parent-style-name="Header_20_left">
      <style:text-properties officeooo:paragraph-rsid="0032f6c4"/>
    </style:style>
    <style:style style:name="MP4" style:family="paragraph" style:parent-style-name="Header_20_right">
      <style:text-properties officeooo:paragraph-rsid="0032f6c4"/>
    </style:style>
    <style:style style:name="MP5" style:family="paragraph" style:parent-style-name="Standard">
      <style:paragraph-properties fo:text-align="center" style:justify-single-word="false"/>
      <style:text-properties officeooo:paragraph-rsid="0032f6c4"/>
    </style:style>
    <style:style style:name="MT1" style:family="text">
      <style:text-properties officeooo:rsid="0032f6c4"/>
    </style:style>
    <style:page-layout style:name="Mpm1">
      <style:page-layout-properties fo:page-width="21.001cm" fo:page-height="29.7cm" style:num-format="1" style:print-orientation="portrait" fo:margin-top="0.28cm" fo:margin-bottom="0.28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0.28cm" fo:margin-bottom="0.2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__enTetePage" table:style-name="_5f__5f_enTetePage">
          <table:table-column table:style-name="_5f__5f_enTetePage.A"/>
          <table:table-column table:style-name="_5f__5f_enTetePage.B"/>
          <table:table-row table:style-name="_5f__5f_enTetePage.1">
            <table:table-cell table:style-name="_5f__5f_enTetePage.A1" office:value-type="string">
              <text:p text:style-name="MP1">{{title}}</text:p>
            </table:table-cell>
            <table:table-cell table:style-name="_5f__5f_enTetePage.A1" office:value-type="string">
              <text:p text:style-name="Header_20_right">Version: {{revision}}</text:p>
            </table:table-cell>
          </table:table-row>
        </table:table>
        <text:p text:style-name="MP2"/>
      </style:header>
      <style:footer>
        <table:table table:name="__piedPage" table:style-name="_5f__5f_piedPage">
          <table:table-column table:style-name="_5f__5f_piedPage.A"/>
          <table:table-column table:style-name="_5f__5f_piedPage.B"/>
          <table:table-row table:style-name="_5f__5f_piedPage.1">
            <table:table-cell table:style-name="_5f__5f_piedPage.A1" office:value-type="string">
              <text:p text:style-name="MP3"><text:page-number text:select-page="current">0</text:page-number>/<text:page-count>5</text:page-count></text:p>
            </table:table-cell>
            <table:table-cell table:style-name="_5f__5f_piedPage.A1" office:value-type="string">
              <text:p text:style-name="MP4">© <text:span text:style-name="MT1">{{author}}</text:span> 2025</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01T23:17:55.286245123</dc:date>
    <meta:editing-duration>PT3H34M50S</meta:editing-duration>
    <meta:editing-cycles>31</meta:editing-cycles>
    <dc:creator>Stéphane Apiou</dc:creator>
    <meta:generator>LibreOffice/24.8.5.2$Linux_X86_64 LibreOffice_project/480$Build-2</meta:generator>
    <meta:document-statistic meta:table-count="4" meta:image-count="0" meta:object-count="0" meta:page-count="5" meta:paragraph-count="63" meta:word-count="483" meta:character-count="3141" meta:non-whitespace-character-count="2743"/>
  </office:meta>
</office:document-meta>
</file>

<file path=Basic/Standard/Module1.xml><?xml version="1.0" encoding="utf-8"?>
<!DOCTYPE module  PUBLIC '-//OpenOffice.org//DTD OfficeDocument 1.0//EN'  'module.dtd'>
<script:module xmlns:script="http://openoffice.org/2000/script" script:name="Module1" script:language="StarBasic">
 Sub UpdateIndexes()
     '''Update indexes, such as for the table of contents'''
     Dim doc As Object
     Dim args()

     doc = ThisComponent
     Dim i As Integer

     With doc ' Only process Writer documents
	 If .supportsService("com.sun.star.text.GenericTextDocument") Then
	     For i = 0 To .getDocumentIndexes().count - 1
		 .getDocumentIndexes().getByIndex(i).update()
	     Next i
	 End If
     End With ' ThisComponent

     doc.store()
     doc.close(True)

 End Sub ' UpdateIndexes

'========================================
'  Macro principale
'========================================
Sub CopyFormattingFromTemplate()
    Dim oDoc As Object
    oDoc = ThisComponent  ' Le document en cours (Writer)

    ' Nom du tableau de référence :
    Dim sRefTableName As String
    sRefTableName = "TemplateTable"
    
    ' Vérifie l’existence du tableau de référence
    If Not oDoc.TextTables.hasByName(sRefTableName) Then
        'MsgBox "Reference Table '" &amp; sRefTableName &amp; "' was not found."
        Exit Sub
    End If
    
    Dim oRefTable As Object
    oRefTable = oDoc.TextTables.getByName(sRefTableName)
    
    ' Récupération de la liste de tous les tableaux
    Dim oTables As Object
    oTables = oDoc.TextTables
    Dim sNames() As String
    sNames = oTables.ElementNames
    
    Dim i As Long
    For i = LBound(sNames) To UBound(sNames)
        Dim sTableName As String
        sTableName = sNames(i)
        
        ' On ignore :
        '  - le tableau de référence lui-même
        '  - tous ceux dont le nom commence par "__"
        If sTableName &lt;&gt; sRefTableName _
           And Left(sTableName, 2) &lt;&gt; "__" Then
           
            Dim oTargetTable As Object
            oTargetTable = oDoc.TextTables.getByName(sTableName)
            
            ' Copie la mise en forme
            CopyTableFormatting oRefTable, oTargetTable
        End If
    Next i
    oDoc.store()
    oDoc.close(True)
End Sub

'========================================
'  Copie la mise en forme d'un tableau source (oRefTable)
'  vers un tableau cible (oTargetTable).
'========================================
Sub CopyTableFormatting(oRefTable As Object, oTargetTable As Object)
    Dim nbRowsRef As Long, nbColsRef As Long
    Dim nbRowsTgt As Long, nbColsTgt As Long
    
    nbRowsRef = oRefTable.Rows.Count
    nbColsRef = oRefTable.Columns.Count
    
    nbRowsTgt = oTargetTable.Rows.Count
    nbColsTgt = oTargetTable.Columns.Count
    
    Dim r As Long, c As Long
    
    ' Parcours de chaque cellule du tableau cible
    For r = 0 To nbRowsTgt - 1
        ' Calcul de la ligne "correspondante" dans la table de référence
        Dim refR As Long
        refR = MapIndex(r, nbRowsTgt, nbRowsRef)
        
        For c = 0 To nbColsTgt - 1
            ' Calcul de la colonne "correspondante" dans la table de référence
            Dim refC As Long
            refC = MapIndex(c, nbColsTgt, nbColsRef)
            
            ' Récupération des objets "cellule"
            Dim oRefCell As Object, oTgtCell As Object
            oRefCell = oRefTable.getCellByPosition(refC, refR)
            oTgtCell = oTargetTable.getCellByPosition(c, r)
            
            ' Copie de la mise en forme cellule par cellule
            CopyCellDirectFormatting oRefCell, oTgtCell
        Next c
    Next r
    
    ' Si nécessaire : copier ici d’autres propriétés globales du tableau
    ' (ex. bordures du tableau, espacement, etc.)
    
End Sub


'========================================
'  MapIndex
'  - Gère la correspondance d'un index (ligne ou colonne) dans
'    le tableau cible vers un index dans le tableau de référence
'
'  Règles :
'   - index = 0 =&gt; prend 0 (première ligne/colonne)
'   - index = dernière ligne/colonne =&gt; prend la dernière (refCount-1)
'   - sinon on boucle sur [1..(refCount-2)]
'========================================
Function MapIndex(index As Long, targetCount As Long, refCount As Long) As Long
    
    If refCount &lt;= 1 Then
        ' S'il n'y a qu'une seule ligne/col dans la référence
        MapIndex = 0
        Exit Function
    End If
    
    If index = 0 Then
        ' Première ligne/colonne cible =&gt; première ref
        MapIndex = 0
        
    ElseIf index = targetCount - 1 Then
        ' Dernière ligne/colonne cible =&gt; dernière ref
        MapIndex = refCount - 1
        
    Else
        ' Ligne/colonne "intermédiaire"
        If refCount &lt;= 2 Then
            ' S'il n'y a que 2 lignes/colonnes dans la référence,
            ' on prend la 2ᵉ (index 1)
            MapIndex = 1
        Else
            ' Boucle sur [1..(refCount-2)]
            Dim offset As Long
            offset = (index - 1) Mod (refCount - 2)
            MapIndex = 1 + offset
        End If
    End If
    
End Function

'========================================
'  CopyCellDirectFormatting
'  - Copie la mise en forme de la cellule source vers la cible,
'    sans recopier le texte (contenu).
'========================================
Sub CopyCellDirectFormatting(oRefCell As Object, oTgtCell As Object)

    On Error GoTo ErrorHandler
    
    ' 1) Copier la mise en forme "texte/paragraphe" à l'intérieur de la cellule
    Dim oRefCursor As Object
    Dim oTgtCursor As Object
    
    oRefCursor = oRefCell.createTextCursor()
    oTgtCursor = oTgtCell.createTextCursor()
    
    ' Exemple de propriétés paragraphe/texte (adaptable selon vos besoins)
    'oTgtCursor.ParaStyleName = oRefCursor.ParaStyleName
    'oTgtCursor.ParaAdjust    = oRefCursor.ParaAdjust
    'oTgtCursor.ParaBackColor = oRefCursor.ParaBackColor
    
    'oTgtCursor.CharColor  = oRefCursor.CharColor
    'oTgtCursor.CharHeight = oRefCursor.CharHeight
    'oTgtCursor.CharWeight = oRefCursor.CharWeight
    
    ' 2) Copier les propriétés de cellule (bordures, fond, alignement vertical, etc.)
    oTgtCell.LeftBorder   = oRefCell.LeftBorder
    oTgtCell.RightBorder  = oRefCell.RightBorder
    oTgtCell.TopBorder    = oRefCell.TopBorder
    oTgtCell.BottomBorder = oRefCell.BottomBorder
    
    oTgtCell.BackColor    = oRefCell.BackColor
    oTgtCell.HoriJustify  = oRefCell.HoriJustify
    oTgtCell.VertJustify  = oRefCell.VertJustify
    ErrorHandle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